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T4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<text:s/><text:a xlink:href="https://sabe.io/tutorials/getting-user-location-javascript-geolocation-api#using-the-geolocation-api" office:target-frame-name="_top" xlink:show="replace">https://sabe.io/tutorials/getting-user-location-javascript-geolocation-api#using-the-geolocation-api</text:a><text:s/>. This code is free to use.</text:p>
      <text:p text:style-name="Standard"/>
      <text:p text:style-name="Standard">Found out that OpenWeather API provide weather images for free, whether you are subscribed or not, at<text:s/><text:a xlink:href="https://openweathermap.org/img/wn/" office:target-frame-name="_top" xlink:show="replace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soft-page-break/>
      <text:p text:style-name="Standard">16/03 – Created /templates/contact.html and /static/contact.css</text:p>
      <text:p text:style-name="Standard">16/03 – Created /static/contact.js to send the email request to the backend</text:p>
      <text:p text:style-name="Standard">16/03 – Updated main.py to send the email</text:p>
      <text:p text:style-name="Standard">16/03 – Created a gmail account (<text:a xlink:href="mailto:healthadvicegroup@gmail.com" office:target-frame-name="_top" xlink:show="replace">healthadvicegroup@gmail.com</text:a>) to send from</text:p>
      <text:p text:style-name="Standard">16/03 – Created sender.txt, which contains details of ^ email, and receiver.txt, which stores the destination email for the contact emails to go to</text:p>
      <text:p text:style-name="Standard"/>
      <text:p text:style-name="Standard">16/03 – Created templates/admin.html and static/admin.css to form the admin panel – just the password entry to start</text:p>
      <text:p text:style-name="Standard">16/03 – Created /static/admin.js to send a hashed password to /passcheck</text:p>
      <text:p text:style-name="Standard"/>
      <text:p text:style-name="Standard"/>
      <text:p text:style-name="Standard">22/03 – Created correct_pass_hash.txt</text:p>
      <text:p text:style-name="Standard">22/03 – Updated main.py to handle a request to /passcheck</text:p>
      <text:p text:style-name="Standard">22/03 – Updated admin.js to handle the response from /passcheck</text:p>
      <text:p text:style-name="Standard"/>
      <text:p text:style-name="Standard">22/03 – Updated admin.html and admin.css to add a password changer</text:p>
      <text:p text:style-name="Standard">22/03 – Updated admin.js to send to /admin/password and handle response</text:p>
      <text:p text:style-name="Standard">22/03 – Updated main.py to handle /admin/password</text:p>
      <text:p text:style-name="Standard"/>
      <text:p text:style-name="Standard">23/03 – Updated admin.html and admin.css to include a status message at the bottom</text:p>
      <text:p text:style-name="Standard">23/03 – Updated all files associated with admin page frontend to improve the look of the password change and add repeat-based verification</text:p>
      <text:p text:style-name="Standard"/>
      <text:p text:style-name="Standard">23/03 – Updated admin.html and admin.css to add a way to change the contact destination email</text:p>
      <text:p text:style-name="Standard">23/03 – Updated admin.js to send the change to /admin/email, and receive the current email with a GET request to the same URL</text:p>
      <text:p text:style-name="Standard">23/03 – Updated main.py to handle /admin/email requests</text:p>
      <text:p text:style-name="Standard">23/03 – Updated admin.js to handle responses</text:p>
      <text:p text:style-name="Standard"/>
      <text:p text:style-name="Standard">23/03 – Added to admin.html and admin.css a space to create blogs</text:p>
      <text:p text:style-name="P2">23/03 – Updated admin.js to send the created blog posts to<text:s/>/admin/create and handle the response</text:p>
      <text:p text:style-name="P3">23/03 – Updated main.py to handle the request and put the post in /static/blog</text:p>
      <text:p text:style-name="Standard"><text:span text:style-name="T4">23/03 – Used blog creator to make example posts 1,2, and 3. They are named by their timestamp so it is easy to get recency ord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</dc:creator>
    <meta:creation-date>2009-04-16T11:32:00Z</meta:creation-date>
    <dc:date>2023-03-24T10:58:00Z</dc:date>
    <meta:template xlink:href="Normal.dotm" xlink:type="simple"/>
    <meta:editing-cycles>43</meta:editing-cycles>
    <meta:editing-duration>PT4668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54" meta:character-count="4375" meta:row-count="31" meta:non-whitespace-character-count="3729"/>
  </office:meta>
</office:document-meta>
</file>